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Bookman Old Style'" style:font-family-asian="'Bookman Old Style'" style:font-family-complex="'Bookman Old Style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Bookman Old Style'" style:font-family-asian="'Bookman Old Style'" style:font-family-complex="'Bookman Old Style'" fo:background-color="transparent" fo:color="#244061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'Bookman Old Style'" style:font-family-asian="'Bookman Old Style'" style:font-family-complex="'Bookman Old Style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88.25pt" fo:text-indent="0.00pt" fo:margin-top="6.70pt">
        <style:tab-stops>
          <style:tab-stop style:position="6.80pt"/>
          <style:tab-stop style:position="6.85pt"/>
        </style:tab-stops>
      </style:paragraph-properties>
    </style:style>
    <style:style style:name="P2" style:family="paragraph">
      <style:paragraph-properties fo:line-height="100.00%" fo:text-align="left" fo:margin-top="6.70pt">
        <style:tab-stops>
          <style:tab-stop style:position="95.05pt"/>
          <style:tab-stop style:position="95.10pt"/>
        </style:tab-stops>
      </style:paragraph-properties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top="7.40pt"/>
    </style:style>
    <style:style style:name="P5" style:family="paragraph">
      <style:paragraph-properties fo:line-height="100.00%" fo:text-align="left" fo:margin-left="95.10pt" fo:text-indent="-42.85pt" fo:margin-top="7.40pt"/>
    </style:style>
    <style:style style:name="P6" style:family="paragraph">
      <style:paragraph-properties fo:line-height="100.00%" fo:text-align="left" fo:margin-left="0.00pt" fo:text-indent="36.00pt" fo:margin-top="7.20pt"/>
    </style:style>
    <style:style style:name="P7" style:family="paragraph">
      <style:paragraph-properties fo:line-height="100.00%" fo:text-align="left" fo:margin-left="95.20pt" fo:text-indent="0.00pt" fo:margin-top="7.20pt"/>
    </style:style>
    <text:list-style style:name="L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top="7.40pt"/>
    </style:style>
    <style:style style:name="P9" style:family="paragraph">
      <style:paragraph-properties fo:line-height="100.00%" fo:text-align="left" fo:margin-top="7.40pt"/>
    </style:style>
    <style:style style:name="P10" style:family="paragraph">
      <style:paragraph-properties fo:line-height="100.00%" fo:text-align="left" fo:margin-left="0.00pt" fo:text-indent="36.00pt" fo:margin-top="7.20pt"/>
    </style:style>
    <style:style style:name="P11" style:family="paragraph">
      <style:paragraph-properties fo:line-height="100.00%" fo:text-align="left" fo:margin-left="36.00pt" fo:text-indent="0.00pt" fo:margin-top="7.40pt"/>
    </style:style>
    <text:list-style style:name="L1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top="7.40pt"/>
    </style:style>
    <style:style style:name="P13" style:family="paragraph">
      <style:paragraph-properties fo:line-height="100.00%" fo:text-align="left" fo:margin-left="36.00pt" fo:text-indent="0.00pt" fo:margin-top="7.40pt"/>
    </style:style>
  </office:automatic-styles>
  <office:body>
    <office:text>
      <text:p text:style-name="P1"><text:span text:style-name="T1">Unveilling Market Insights: Analysing Spending Behaviour and Identifing Opportunities For Growth</text:span><text:span text:style-name="T2"/></text:p>
      <text:p text:style-name="P1"><text:span text:style-name="T2"/></text:p>
      <text:p text:style-name="P2"><text:span text:style-name="T2"><text:s text:c="13"/></text:span><text:span text:style-name="T3">NM Id:<text:s/></text:span><text:span text:style-name="T4">NM2023TMID31829</text:span><text:span text:style-name="T5"/></text:p>
      <text:p text:style-name="P3"><text:span text:style-name="T6"/></text:p>
      <text:list text:style-name="L4">
        <text:list-item>
          <text:p text:style-name="P4"><text:span text:style-name="T7">DASHBOARD<text:s text:c="2"/>PUBLISH<text:s text:c="2"/>LINK :</text:span></text:p>
        </text:list-item>
      </text:list>
      <text:p text:style-name="P5"><text:span text:style-name="T7"/></text:p>
      <text:p text:style-name="P6"><text:span text:style-name="T8">DASHBOARD 1:</text:span></text:p>
      <text:p text:style-name="P6"><text:a xlink:href="https://public.tableau.com/app/profile/saran.raj2100/viz/dashboard_16974425619070/Dashboard1"><text:span text:style-name="T9">https://public.tableau.com/app/profile/saran.raj2100/viz/dashboard_16974425619070/Dashboard1</text:span></text:a><text:span text:style-name="T10"/></text:p>
      <text:p text:style-name="P6"><text:span text:style-name="T10"/></text:p>
      <text:p text:style-name="P7"><text:span text:style-name="T10"/></text:p>
      <text:list text:style-name="L8">
        <text:list-item>
          <text:p text:style-name="P8"><text:span text:style-name="T11">STORY<text:s text:c="2"/>PUBLISH<text:s text:c="2"/>LINK:</text:span></text:p>
        </text:list-item>
      </text:list>
      <text:p text:style-name="P9"><text:span text:style-name="T11"/></text:p>
      <text:p text:style-name="P10"><text:span text:style-name="T12">Story 1:</text:span></text:p>
      <text:p text:style-name="P10"><text:a xlink:href="https://public.tableau.com/app/profile/saran.raj2100/viz/story1_16974426165630/Story1"><text:span text:style-name="T13">https://public.tableau.com/app/profile/saran.raj2100/viz/story1_16974426165630/Story1</text:span></text:a><text:span text:style-name="T14"/></text:p>
      <text:p text:style-name="P11"><text:span text:style-name="T15"/></text:p>
      <text:list text:style-name="L12">
        <text:list-item>
          <text:p text:style-name="P12"><text:span text:style-name="T15">VIDEO DEMANANONSTRATION:</text:span></text:p>
        </text:list-item>
      </text:list>
      <text:p text:style-name="P13"><text:span text:style-name="T15"/></text:p>
      <text:p text:style-name="P13"><text:a xlink:href="https://drive.google.com/file/d/1-7GtFi94YzPjwnDpH1uhCTNXEfvN5xDz/view?usp=drive_link"><text:span text:style-name="T16">https://drive.google.com/file/d/1-7GtFi94YzPjwnDpH1uhCTNXEfvN5xDz/view?usp=drive_link</text:span></text:a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